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5.363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1.909cm" fo:break-before="auto" style:use-optimal-row-height="false"/>
    </style:style>
    <style:style style:name="ro5" style:family="table-row">
      <style:table-row-properties style:row-height="2.912cm" fo:break-before="auto" style:use-optimal-row-height="fals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824cm" fo:break-before="auto" style:use-optimal-row-height="fals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667cm" fo:break-before="auto" style:use-optimal-row-height="false"/>
    </style:style>
    <style:style style:name="ro10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fo:wrap-option="wrap" style:vertical-align="top"/>
      <style:text-properties fo:color="#069a2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top"/>
      <style:text-properties fo:color="#069a2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ridge #000000"/>
    </style:style>
    <style:style style:name="ce1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6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3" office:value-type="string" calcext:value-type="string">
            <text:p>Requisito previsto inicialmente e realizado.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office:value-type="string" calcext:value-type="string">
            <text:p>Requisito previsto inicialmente, mas realizado apenas PARCIALMENTE. - falta movimentação segundo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office:value-type="string" calcext:value-type="string">
            <text:p>Requisito previsto inicialmente, mas realizado apenas PARCIALMENTE – falta objetivo.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r pelo menos três tipos distintos de inimigos, cada qual com sua representação gráfica, sendo que ao menos um dos inimigos deve ser capaz de lançar projetil contra o(s) jogador(es) e um dos inimigos dever ser um ‘Chefão’. </text:p>
          </table:table-cell>
          <table:table-cell office:value-type="string" calcext:value-type="string">
            <text:p>Requisito previsto inicialmente, mas realizado apenas PARCIALMENTE – falta projetil.</text:p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Ter a cada fase ao menos dois tipos de inimigos com número aleatório de instâncias, podendo ser várias instâncias (definindo um máximo) e sendo pelo menos 3 instâncias por tipo.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Ter três tipos de obstáculos, cada qual com sua representação gráfica, sendo que ao menos um causa dano em jogador se colidirem. </text:p>
          </table:table-cell>
          <table:table-cell office:value-type="string" calcext:value-type="string">
            <text:p>Requisito previsto inicialmente, mas realizado apenas PARCIALMENTE – falta ainda o jogador tomar dano.</text:p>
          </table:table-cell>
          <table:table-cell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Ter em cada fase ao menos dois tipos de obstáculos com número</text:p>
            <text:p>aleatório (definindo um máximo) de instâncias (i.e., objetos), sendo pelo menos 3 instâncias por tipo.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er em cada fase um cenário de jogo constituído por obstáculos, sendo que parte deles seriam plataformas ou similares, sobre as quais pode haver inimigos e podem subir jogadores </text:p>
          </table:table-cell>
          <table:table-cell table:style-name="ce20" office:value-type="string" calcext:value-type="string">
            <text:p>Requisito previsto inicialmente e realizado.</text:p>
          </table:table-cell>
          <table:table-cell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Gerenciar colisões entre jogador para com inimigos e seus projeteis, bem como entre jogador para com obstáculos. Ainda, todos eles devem sofrer o efeito de alguma ´gravidade´ no âmbito deste jogo de plataforma vertical e 2D. </text:p>
          </table:table-cell>
          <table:table-cell office:value-type="string" calcext:value-type="string">
            <text:p>Requisito previsto inicialmente, mas realizado apenas PARCIALMENTE – está com alguns erros e falta projetil</text:p>
          </table:table-cell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Permitir: (1) salvar nome do usuário, manter/salvar pontuação do jogador (incrementada via neutralização de inimigos) controlado pelo usuário e gerar lista de pontuação (ranking). E (2) Pausar e Salvar Jogada. </text:p>
          </table:table-cell>
          <table:table-cell table:style-name="ce15" office:value-type="string" calcext:value-type="string">
            <text:p>Requisito previsto inicialmente e ainda não realizado.</text:p>
          </table:table-cell>
          <table:table-cell table:style-name="ce22"/>
        </table:table-row>
        <table:table-row table:style-name="ro10">
          <table:table-cell table:style-name="ce5" office:value-type="string" calcext:value-type="string" table:number-columns-spanned="3" table:number-rows-spanned="1">
            <text:p>Total de requisitos funcionais apropriadamente realizados.</text:p>
            <text:p>(Cada tópico vale 10%, sendo que para ser contabilizado deve estar</text:p>
            <text:p>realizado efetivamente e não parcialmente)</text:p>
            <text:p/>
          </table:table-cell>
          <table:covered-table-cell table:style-name="Default"/>
          <table:covered-table-cell table:style-name="ce22"/>
          <table:table-cell table:style-name="ce18" office:value-type="string" calcext:value-type="string">
            <text:p>15% (15 por cento)+- sem 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14:56:26.2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6-07T15:22:05.248000000</dc:date>
    <meta:editing-duration>PT4H26M27S</meta:editing-duration>
    <meta:editing-cycles>12</meta:editing-cycles>
    <meta:generator>LibreOffice/7.3.1.3$Windows_X86_64 LibreOffice_project/a69ca51ded25f3eefd52d7bf9a5fad8c90b87951</meta:generator>
    <meta:document-statistic meta:table-count="1" meta:cell-count="36" meta:object-count="0"/>
  </office:meta>
</office:document-meta>
</file>